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paragraph-rsid="001630b1"/>
    </style:style>
    <style:style style:name="P2" style:family="paragraph" style:parent-style-name="Standard">
      <style:text-properties fo:color="#ce181e" style:font-name="Liberation Serif" fo:language="en" fo:country="US" officeooo:rsid="001aa99d" officeooo:paragraph-rsid="001aa99d" style:font-name-asian="Liberation Serif1" style:font-size-asian="10.5pt" style:language-asian="de" style:country-asian="DE" style:font-name-complex="Liberation Serif1" style:language-complex="de" style:country-complex="DE"/>
    </style:style>
    <style:style style:name="P3" style:family="paragraph" style:parent-style-name="Standard">
      <style:text-properties style:font-name="Liberation Serif" fo:language="en" fo:country="US" style:font-size-asian="10.5pt"/>
    </style:style>
    <style:style style:name="P4" style:family="paragraph" style:parent-style-name="Standard">
      <style:text-properties style:font-name="Liberation Serif" fo:language="en" fo:country="US" officeooo:paragraph-rsid="0019e7a9" style:font-size-asian="10.5pt"/>
    </style:style>
    <style:style style:name="P5" style:family="paragraph" style:parent-style-name="Standard">
      <style:text-properties style:font-name="Liberation Serif" fo:language="en" fo:country="US" officeooo:rsid="0019e7a9" officeooo:paragraph-rsid="0019e7a9" style:font-size-asian="10.5pt"/>
    </style:style>
    <style:style style:name="P6" style:family="paragraph" style:parent-style-name="Standard">
      <style:text-properties style:font-name="Liberation Serif" fo:language="en" fo:country="US" officeooo:rsid="001630b1" officeooo:paragraph-rsid="0019e7a9" style:font-size-asian="10.5pt"/>
    </style:style>
    <style:style style:name="P7" style:family="paragraph" style:parent-style-name="Standard">
      <style:text-properties style:font-name="Liberation Serif" fo:language="en" fo:country="US" officeooo:rsid="001630b1" officeooo:paragraph-rsid="00176620" style:font-size-asian="10.5pt"/>
    </style:style>
    <style:style style:name="P8" style:family="paragraph" style:parent-style-name="Standard">
      <style:text-properties style:font-name="Liberation Serif" fo:language="en" fo:country="US" officeooo:rsid="001630b1" officeooo:paragraph-rsid="001630b1" style:font-size-asian="10.5pt"/>
    </style:style>
    <style:style style:name="P9" style:family="paragraph" style:parent-style-name="Standard">
      <style:text-properties style:font-name="Liberation Serif" fo:language="en" fo:country="US" officeooo:rsid="00181070" officeooo:paragraph-rsid="00181070" style:font-size-asian="10.5pt"/>
    </style:style>
    <style:style style:name="P10" style:family="paragraph" style:parent-style-name="Standard">
      <style:text-properties style:font-name="Liberation Serif" fo:language="en" fo:country="US" officeooo:rsid="00181070" officeooo:paragraph-rsid="00273108" style:font-size-asian="10.5pt"/>
    </style:style>
    <style:style style:name="P11" style:family="paragraph" style:parent-style-name="Standard">
      <style:text-properties style:font-name="Liberation Serif" fo:language="en" fo:country="US" officeooo:rsid="00181070" officeooo:paragraph-rsid="0035e083" style:font-size-asian="10.5pt"/>
    </style:style>
    <style:style style:name="P12" style:family="paragraph" style:parent-style-name="Standard">
      <style:text-properties style:font-name="Liberation Serif" fo:language="en" fo:country="US" officeooo:rsid="002b5723" officeooo:paragraph-rsid="0029f860" style:font-size-asian="10.5pt"/>
    </style:style>
    <style:style style:name="P13" style:family="paragraph" style:parent-style-name="Standard">
      <style:text-properties style:font-name="Liberation Serif" fo:language="en" fo:country="US" officeooo:rsid="0012cf09" officeooo:paragraph-rsid="0012cf09" style:font-size-asian="10.5pt"/>
    </style:style>
    <style:style style:name="P14" style:family="paragraph" style:parent-style-name="Standard">
      <style:text-properties style:font-name="Liberation Serif" fo:language="en" fo:country="US" officeooo:paragraph-rsid="0012cf09" style:font-size-asian="10.5pt"/>
    </style:style>
    <style:style style:name="P15" style:family="paragraph" style:parent-style-name="Standard">
      <style:text-properties style:font-name="Liberation Serif" fo:language="en" fo:country="US" officeooo:paragraph-rsid="001630b1" style:font-size-asian="10.5pt"/>
    </style:style>
    <style:style style:name="P16" style:family="paragraph" style:parent-style-name="Standard">
      <style:text-properties style:font-name="Liberation Serif" fo:language="en" fo:country="US" officeooo:rsid="0014442b" officeooo:paragraph-rsid="0014442b" style:font-size-asian="10.5pt"/>
    </style:style>
    <style:style style:name="P17" style:family="paragraph" style:parent-style-name="Standard">
      <style:text-properties style:font-name="Liberation Serif" fo:language="en" fo:country="US" officeooo:rsid="00160340" officeooo:paragraph-rsid="00160340" style:font-size-asian="10.5pt"/>
    </style:style>
    <style:style style:name="P18" style:family="paragraph" style:parent-style-name="Standard">
      <style:text-properties style:font-name="Liberation Serif" fo:language="en" fo:country="US" officeooo:paragraph-rsid="001d4c42" style:font-size-asian="10.5pt"/>
    </style:style>
    <style:style style:name="P19" style:family="paragraph" style:parent-style-name="Standard">
      <style:text-properties style:font-name="Liberation Serif" fo:language="en" fo:country="US" officeooo:rsid="001127d3" officeooo:paragraph-rsid="001127d3" style:font-size-asian="10.5pt"/>
    </style:style>
    <style:style style:name="P20" style:family="paragraph" style:parent-style-name="Standard">
      <style:text-properties style:font-name="Liberation Serif" fo:language="en" fo:country="US" officeooo:paragraph-rsid="001f18df" style:font-size-asian="10.5pt"/>
    </style:style>
    <style:style style:name="P21" style:family="paragraph" style:parent-style-name="Standard">
      <style:text-properties style:font-name="Liberation Serif" fo:language="en" fo:country="US" officeooo:rsid="002205ad" officeooo:paragraph-rsid="002205ad" style:font-size-asian="10.5pt"/>
    </style:style>
    <style:style style:name="P22" style:family="paragraph" style:parent-style-name="Standard">
      <style:text-properties style:font-name="Liberation Serif" fo:language="en" fo:country="US" officeooo:rsid="002205ad" officeooo:paragraph-rsid="0029f860" style:font-size-asian="10.5pt"/>
    </style:style>
    <style:style style:name="P23" style:family="paragraph" style:parent-style-name="Standard">
      <style:text-properties style:font-name="Liberation Serif" fo:language="en" fo:country="US" officeooo:rsid="0023c6c5" officeooo:paragraph-rsid="0023c6c5" style:font-size-asian="10.5pt"/>
    </style:style>
    <style:style style:name="P24" style:family="paragraph" style:parent-style-name="Standard">
      <style:text-properties style:font-name="Liberation Serif" fo:language="en" fo:country="US" officeooo:paragraph-rsid="0029f860" style:font-size-asian="10.5pt"/>
    </style:style>
    <style:style style:name="P25" style:family="paragraph" style:parent-style-name="Standard">
      <style:text-properties style:font-name="Liberation Serif" fo:language="en" fo:country="US" officeooo:paragraph-rsid="0030802f" style:font-size-asian="10.5pt"/>
    </style:style>
    <style:style style:name="P26" style:family="paragraph" style:parent-style-name="Standard">
      <style:text-properties style:font-name="Liberation Serif" fo:language="en" fo:country="US" officeooo:rsid="003b10da" officeooo:paragraph-rsid="003b10da" style:font-size-asian="10.5pt"/>
    </style:style>
    <style:style style:name="P27" style:family="paragraph" style:parent-style-name="Standard">
      <style:text-properties style:font-name="Liberation Serif" fo:language="en" fo:country="US" fo:font-weight="bold" style:font-size-asian="10.5pt" style:font-weight-asian="bold" style:font-weight-complex="bold"/>
    </style:style>
    <style:style style:name="P28" style:family="paragraph" style:parent-style-name="Standard">
      <style:text-properties style:font-name="Liberation Serif" fo:language="en" fo:country="US" fo:font-weight="bold" officeooo:rsid="0028d035" officeooo:paragraph-rsid="0019e7a9" style:font-size-asian="10.5pt" style:font-weight-asian="bold" style:font-weight-complex="bold"/>
    </style:style>
    <style:style style:name="P29" style:family="paragraph" style:parent-style-name="Standard">
      <style:text-properties style:font-name="Liberation Serif" fo:language="en" fo:country="US" fo:font-weight="bold" officeooo:paragraph-rsid="0019e7a9" style:font-size-asian="10.5pt" style:font-weight-asian="bold" style:font-weight-complex="bold"/>
    </style:style>
    <style:style style:name="P30" style:family="paragraph" style:parent-style-name="Standard">
      <style:text-properties style:font-name="Liberation Serif" fo:language="en" fo:country="US" style:font-name-asian="Liberation Serif1" style:font-size-asian="10.5pt" style:language-asian="de" style:country-asian="DE" style:font-name-complex="Liberation Serif1" style:language-complex="de" style:country-complex="DE"/>
    </style:style>
    <style:style style:name="P31" style:family="paragraph" style:parent-style-name="Standard">
      <style:text-properties style:font-name="Liberation Serif" fo:language="en" fo:country="US" officeooo:rsid="002b5723" officeooo:paragraph-rsid="0030802f" style:font-name-asian="Liberation Serif1" style:font-size-asian="10.5pt" style:language-asian="de" style:country-asian="DE" style:font-name-complex="Liberation Serif1" style:language-complex="de" style:country-complex="DE"/>
    </style:style>
    <style:style style:name="P32" style:family="paragraph" style:parent-style-name="Standard">
      <style:text-properties style:font-name="Liberation Serif" fo:language="en" fo:country="US" officeooo:rsid="00176620" officeooo:paragraph-rsid="001aa99d" style:font-name-asian="Liberation Serif1" style:font-size-asian="10.5pt" style:language-asian="de" style:country-asian="DE" style:font-name-complex="Liberation Serif1" style:language-complex="de" style:country-complex="DE"/>
    </style:style>
    <style:style style:name="P33" style:family="paragraph" style:parent-style-name="Standard">
      <style:text-properties style:font-name="Liberation Serif" fo:language="en" fo:country="US" officeooo:rsid="00176620" officeooo:paragraph-rsid="00176620" style:font-name-asian="Liberation Serif1" style:font-size-asian="10.5pt" style:language-asian="de" style:country-asian="DE" style:font-name-complex="Liberation Serif1" style:language-complex="de" style:country-complex="DE"/>
    </style:style>
    <style:style style:name="P34" style:family="paragraph" style:parent-style-name="Standard">
      <style:text-properties style:font-name="Liberation Serif" fo:language="en" fo:country="US" officeooo:paragraph-rsid="001aa99d" style:font-name-asian="Liberation Serif1" style:font-size-asian="10.5pt" style:language-asian="de" style:country-asian="DE" style:font-name-complex="Liberation Serif1" style:language-complex="de" style:country-complex="DE"/>
    </style:style>
    <style:style style:name="P35" style:family="paragraph" style:parent-style-name="Standard">
      <style:text-properties style:font-name="Liberation Serif" fo:language="en" fo:country="US" officeooo:paragraph-rsid="00181070" style:font-name-asian="Liberation Serif1" style:font-size-asian="10.5pt" style:language-asian="de" style:country-asian="DE" style:font-name-complex="Liberation Serif1" style:language-complex="de" style:country-complex="DE"/>
    </style:style>
    <style:style style:name="P36" style:family="paragraph" style:parent-style-name="Standard">
      <style:text-properties style:font-name="Liberation Serif" fo:language="en" fo:country="US" officeooo:rsid="001ad13f" officeooo:paragraph-rsid="001ad13f" style:font-name-asian="Liberation Serif1" style:font-size-asian="10.5pt" style:language-asian="de" style:country-asian="DE" style:font-name-complex="Liberation Serif1" style:language-complex="de" style:country-complex="DE"/>
    </style:style>
    <style:style style:name="P37" style:family="paragraph" style:parent-style-name="Standard">
      <style:text-properties style:font-name="Liberation Serif" fo:language="en" fo:country="US" officeooo:paragraph-rsid="00176620" style:font-name-asian="Liberation Serif1" style:font-size-asian="10.5pt" style:language-asian="de" style:country-asian="DE" style:font-name-complex="Liberation Serif1" style:language-complex="de" style:country-complex="DE"/>
    </style:style>
    <style:style style:name="P38" style:family="paragraph" style:parent-style-name="Standard">
      <style:text-properties style:font-name="Liberation Serif" fo:language="en" fo:country="US" officeooo:rsid="001b999d" officeooo:paragraph-rsid="001b999d" style:font-name-asian="Liberation Serif1" style:font-size-asian="10.5pt" style:language-asian="de" style:country-asian="DE" style:font-name-complex="Liberation Serif1" style:language-complex="de" style:country-complex="DE"/>
    </style:style>
    <style:style style:name="P39" style:family="paragraph" style:parent-style-name="Standard">
      <style:text-properties style:font-name="Liberation Serif" fo:language="en" fo:country="US" officeooo:rsid="0029f860" officeooo:paragraph-rsid="0029f860" style:font-name-asian="Liberation Serif1" style:font-size-asian="10.5pt" style:language-asian="de" style:country-asian="DE" style:font-name-complex="Liberation Serif1" style:language-complex="de" style:country-complex="DE"/>
    </style:style>
    <style:style style:name="P40" style:family="paragraph" style:parent-style-name="Standard">
      <style:text-properties style:font-name="Liberation Serif" fo:language="en" fo:country="US" officeooo:rsid="0029f860" officeooo:paragraph-rsid="0030802f" style:font-name-asian="Liberation Serif1" style:font-size-asian="10.5pt" style:language-asian="de" style:country-asian="DE" style:font-name-complex="Liberation Serif1" style:language-complex="de" style:country-complex="DE"/>
    </style:style>
    <style:style style:name="P41" style:family="paragraph" style:parent-style-name="Standard">
      <style:text-properties style:font-name="Liberation Serif" fo:language="en" fo:country="US" officeooo:rsid="0029f860" officeooo:paragraph-rsid="002d9162" style:font-name-asian="Liberation Serif1" style:font-size-asian="10.5pt" style:language-asian="de" style:country-asian="DE" style:font-name-complex="Liberation Serif1" style:language-complex="de" style:country-complex="DE"/>
    </style:style>
    <style:style style:name="P42" style:family="paragraph" style:parent-style-name="Standard">
      <style:text-properties style:font-name="Liberation Serif" fo:language="en" fo:country="US" fo:font-style="normal" officeooo:rsid="0029f860" officeooo:paragraph-rsid="0029f860" style:font-name-asian="Liberation Serif1" style:font-size-asian="10.5pt" style:language-asian="de" style:country-asian="DE" style:font-style-asian="normal" style:font-name-complex="Liberation Serif1" style:language-complex="de" style:country-complex="DE" style:font-style-complex="normal"/>
    </style:style>
    <style:style style:name="P43" style:family="paragraph" style:parent-style-name="Standard">
      <style:text-properties style:font-name="Liberation Serif" fo:language="en" fo:country="US" fo:font-style="normal" officeooo:rsid="0029f860" officeooo:paragraph-rsid="0030802f" style:font-name-asian="Liberation Serif1" style:font-size-asian="10.5pt" style:language-asian="de" style:country-asian="DE" style:font-style-asian="normal" style:font-name-complex="Liberation Serif1" style:language-complex="de" style:country-complex="DE" style:font-style-complex="normal"/>
    </style:style>
    <style:style style:name="P44" style:family="paragraph" style:parent-style-name="Standard">
      <style:text-properties style:font-name="Liberation Serif" fo:language="en" fo:country="US" fo:font-style="normal" officeooo:rsid="0029f860" officeooo:paragraph-rsid="00388aad" style:font-name-asian="Liberation Serif1" style:font-size-asian="10.5pt" style:language-asian="de" style:country-asian="DE" style:font-style-asian="normal" style:font-name-complex="Liberation Serif1" style:language-complex="de" style:country-complex="DE" style:font-style-complex="normal"/>
    </style:style>
    <style:style style:name="P45" style:family="paragraph" style:parent-style-name="Standard">
      <style:text-properties style:font-name="Liberation Serif" fo:language="en" fo:country="US" fo:font-style="normal" officeooo:rsid="0030802f" officeooo:paragraph-rsid="0030802f" style:font-name-asian="Liberation Serif1" style:font-size-asian="10.5pt" style:language-asian="de" style:country-asian="DE" style:font-style-asian="normal" style:font-name-complex="Liberation Serif1" style:language-complex="de" style:country-complex="DE" style:font-style-complex="normal"/>
    </style:style>
    <style:style style:name="P46" style:family="paragraph" style:parent-style-name="Standard">
      <style:text-properties style:font-name="Liberation Serif" fo:language="en" fo:country="US" fo:font-style="normal" officeooo:rsid="0035e083" officeooo:paragraph-rsid="0035e083" style:font-name-asian="Liberation Serif1" style:font-size-asian="10.5pt" style:language-asian="de" style:country-asian="DE" style:font-style-asian="normal" style:font-name-complex="Liberation Serif1" style:language-complex="de" style:country-complex="DE" style:font-style-complex="normal"/>
    </style:style>
    <style:style style:name="P47" style:family="paragraph" style:parent-style-name="Standard">
      <style:text-properties style:font-name="Liberation Serif" fo:language="en" fo:country="US" fo:font-style="normal" officeooo:rsid="00388aad" officeooo:paragraph-rsid="00388aad" style:font-name-asian="Liberation Serif1" style:font-size-asian="10.5pt" style:language-asian="de" style:country-asian="DE" style:font-style-asian="normal" style:font-name-complex="Liberation Serif1" style:language-complex="de" style:country-complex="DE" style:font-style-complex="normal"/>
    </style:style>
    <style:style style:name="P48" style:family="paragraph" style:parent-style-name="Standard">
      <style:text-properties style:font-name="Liberation Serif" fo:language="en" fo:country="US" fo:font-style="normal" officeooo:rsid="003c95a8" officeooo:paragraph-rsid="003c95a8" style:font-name-asian="Liberation Serif1" style:font-size-asian="10.5pt" style:language-asian="de" style:country-asian="DE" style:font-style-asian="normal" style:font-name-complex="Liberation Serif1" style:language-complex="de" style:country-complex="DE" style:font-style-complex="normal"/>
    </style:style>
    <style:style style:name="P49" style:family="paragraph" style:parent-style-name="Standard">
      <style:text-properties style:font-name="Liberation Serif" officeooo:paragraph-rsid="0029f860"/>
    </style:style>
    <style:style style:name="P50" style:family="paragraph" style:parent-style-name="Standard">
      <style:text-properties fo:color="#800000" style:font-name="Liberation Serif" fo:language="en" fo:country="US" style:font-name-asian="Liberation Serif1" style:font-size-asian="10.5pt" style:language-asian="de" style:country-asian="DE" style:font-name-complex="Liberation Serif1" style:language-complex="de" style:country-complex="DE"/>
    </style:style>
    <style:style style:name="P51" style:family="paragraph" style:parent-style-name="Standard">
      <style:text-properties fo:color="#800000" style:font-name="Liberation Serif" fo:language="en" fo:country="US" officeooo:paragraph-rsid="00176620" style:font-name-asian="Liberation Serif1" style:font-size-asian="10.5pt" style:language-asian="de" style:country-asian="DE" style:font-name-complex="Liberation Serif1" style:language-complex="de" style:country-complex="DE"/>
    </style:style>
    <style:style style:name="P52" style:family="paragraph" style:parent-style-name="Standard">
      <style:text-properties fo:color="#800000" style:font-name="Liberation Serif" fo:language="en" fo:country="US" style:font-size-asian="10.5pt"/>
    </style:style>
    <style:style style:name="P53" style:family="paragraph" style:parent-style-name="Standard">
      <style:text-properties fo:color="#800000" style:font-name="Liberation Serif" fo:language="en" fo:country="US" officeooo:rsid="00368c89" officeooo:paragraph-rsid="00368c89" style:font-size-asian="10.5pt"/>
    </style:style>
    <style:style style:name="P54" style:family="paragraph" style:parent-style-name="Standard">
      <style:text-properties fo:color="#000000" style:font-name="Liberation Serif" fo:language="en" fo:country="US" officeooo:rsid="001ad13f" officeooo:paragraph-rsid="001ad13f" style:font-name-asian="Liberation Serif1" style:font-size-asian="10.5pt" style:language-asian="de" style:country-asian="DE" style:font-name-complex="Liberation Serif1" style:language-complex="de" style:country-complex="DE"/>
    </style:style>
    <style:style style:name="P55" style:family="paragraph" style:parent-style-name="Standard">
      <style:text-properties fo:color="#ed1c24" style:font-name="Liberation Serif" fo:language="en" fo:country="US" officeooo:rsid="0029f860" officeooo:paragraph-rsid="0034b74d" style:font-name-asian="Liberation Serif1" style:font-size-asian="10.5pt" style:language-asian="de" style:country-asian="DE" style:font-name-complex="Liberation Serif1" style:language-complex="de" style:country-complex="DE"/>
    </style:style>
    <style:style style:name="P56" style:family="paragraph" style:parent-style-name="Standard">
      <style:text-properties fo:color="#ed1c24" style:font-name="Liberation Serif" fo:language="en" fo:country="US" officeooo:rsid="0029f860" officeooo:paragraph-rsid="00388aad" style:font-name-asian="Liberation Serif1" style:font-size-asian="10.5pt" style:language-asian="de" style:country-asian="DE" style:font-name-complex="Liberation Serif1" style:language-complex="de" style:country-complex="DE"/>
    </style:style>
    <style:style style:name="P57" style:family="paragraph" style:parent-style-name="Standard">
      <style:text-properties fo:color="#ed1c24" style:font-name="Liberation Serif" fo:language="en" fo:country="US" officeooo:rsid="001ad13f" style:font-name-asian="Liberation Serif1" style:font-size-asian="10.5pt" style:language-asian="de" style:country-asian="DE" style:font-name-complex="Liberation Serif1" style:language-complex="de" style:country-complex="DE"/>
    </style:style>
    <style:style style:name="P58" style:family="paragraph" style:parent-style-name="Standard">
      <style:text-properties officeooo:paragraph-rsid="00388aad"/>
    </style:style>
    <style:style style:name="P59" style:family="paragraph" style:parent-style-name="Standard">
      <style:paragraph-properties fo:break-before="page"/>
      <style:text-properties style:font-name="Liberation Serif" fo:language="en" fo:country="US" style:font-size-asian="10.5pt"/>
    </style:style>
    <style:style style:name="P60" style:family="paragraph" style:parent-style-name="Standard">
      <style:paragraph-properties style:border-line-width-bottom="0.002cm 0.004cm 0.002cm" fo:padding="0.074cm" fo:border-left="none" fo:border-right="none" fo:border-top="none" fo:border-bottom="0.2pt double #000000" style:join-border="false"/>
      <style:text-properties style:font-name="Liberation Serif" fo:language="en" fo:country="US" style:font-size-asian="10.5pt"/>
    </style:style>
    <style:style style:name="T1" style:family="text">
      <style:text-properties officeooo:rsid="001630b1"/>
    </style:style>
    <style:style style:name="T2" style:family="text">
      <style:text-properties officeooo:rsid="0035e083"/>
    </style:style>
    <style:style style:name="T3" style:family="text">
      <style:text-properties officeooo:rsid="003b3225"/>
    </style:style>
    <style:style style:name="T4" style:family="text">
      <style:text-properties officeooo:rsid="00273108"/>
    </style:style>
    <style:style style:name="T5" style:family="text">
      <style:text-properties officeooo:rsid="0019d611"/>
    </style:style>
    <style:style style:name="T6" style:family="text">
      <style:text-properties fo:color="#800000"/>
    </style:style>
    <style:style style:name="T7" style:family="text">
      <style:text-properties fo:color="#800000" officeooo:rsid="00160340"/>
    </style:style>
    <style:style style:name="T8" style:family="text">
      <style:text-properties fo:color="#800000" officeooo:rsid="00181070"/>
    </style:style>
    <style:style style:name="T9" style:family="text">
      <style:text-properties fo:color="#800000" fo:font-style="normal" officeooo:rsid="00181070" style:font-style-asian="normal" style:font-style-complex="normal"/>
    </style:style>
    <style:style style:name="T10" style:family="text">
      <style:text-properties fo:color="#800000" officeooo:rsid="00149430"/>
    </style:style>
    <style:style style:name="T11" style:family="text">
      <style:text-properties fo:color="#800000" officeooo:rsid="001aa99d"/>
    </style:style>
    <style:style style:name="T12" style:family="text">
      <style:text-properties fo:color="#800000" officeooo:rsid="001ad13f"/>
    </style:style>
    <style:style style:name="T13" style:family="text">
      <style:text-properties fo:color="#800000" officeooo:rsid="00368c89"/>
    </style:style>
    <style:style style:name="T14" style:family="text">
      <style:text-properties officeooo:rsid="0012818f"/>
    </style:style>
    <style:style style:name="T15" style:family="text">
      <style:text-properties officeooo:rsid="0012cf09"/>
    </style:style>
    <style:style style:name="T16" style:family="text">
      <style:text-properties officeooo:rsid="0014442b"/>
    </style:style>
    <style:style style:name="T17" style:family="text">
      <style:text-properties officeooo:rsid="00160340"/>
    </style:style>
    <style:style style:name="T18" style:family="text">
      <style:text-properties officeooo:rsid="00176620"/>
    </style:style>
    <style:style style:name="T19" style:family="text">
      <style:text-properties officeooo:rsid="0019e7a9"/>
    </style:style>
    <style:style style:name="T20" style:family="text">
      <style:text-properties fo:font-weight="bold" style:font-weight-asian="bold" style:font-weight-complex="bold"/>
    </style:style>
    <style:style style:name="T21" style:family="text">
      <style:text-properties fo:font-weight="bold" officeooo:rsid="0054aeff" style:font-weight-asian="bold" style:font-weight-complex="bold"/>
    </style:style>
    <style:style style:name="T22" style:family="text">
      <style:text-properties fo:font-weight="bold" officeooo:rsid="0028d035" style:font-weight-asian="bold" style:font-weight-complex="bold"/>
    </style:style>
    <style:style style:name="T23" style:family="text">
      <style:text-properties fo:font-weight="bold" officeooo:rsid="0029f860" style:font-weight-asian="bold" style:font-weight-complex="bold"/>
    </style:style>
    <style:style style:name="T24" style:family="text">
      <style:text-properties fo:font-style="normal" style:font-style-asian="normal" style:font-style-complex="normal"/>
    </style:style>
    <style:style style:name="T25" style:family="text">
      <style:text-properties fo:font-style="normal" officeooo:rsid="0030802f" style:font-style-asian="normal" style:font-style-complex="normal"/>
    </style:style>
    <style:style style:name="T26" style:family="text">
      <style:text-properties fo:font-style="normal" officeooo:rsid="002d9162" style:font-style-asian="normal" style:font-style-complex="normal"/>
    </style:style>
    <style:style style:name="T27" style:family="text">
      <style:text-properties fo:font-style="normal" officeooo:rsid="0030be00" style:font-style-asian="normal" style:font-style-complex="normal"/>
    </style:style>
    <style:style style:name="T28" style:family="text">
      <style:text-properties fo:font-style="normal" officeooo:rsid="00388aad" style:font-style-asian="normal" style:font-style-complex="normal"/>
    </style:style>
    <style:style style:name="T29" style:family="text">
      <style:text-properties fo:color="#ce181e" fo:font-style="normal" style:font-style-asian="normal" style:font-style-complex="normal"/>
    </style:style>
    <style:style style:name="T30" style:family="text">
      <style:text-properties fo:color="#ce181e" officeooo:rsid="001aa99d"/>
    </style:style>
    <style:style style:name="T31" style:family="text">
      <style:text-properties fo:color="#ce181e" officeooo:rsid="00368c89"/>
    </style:style>
    <style:style style:name="T32" style:family="text">
      <style:text-properties officeooo:rsid="001aa99d"/>
    </style:style>
    <style:style style:name="T33" style:family="text">
      <style:text-properties officeooo:rsid="001ad13f"/>
    </style:style>
    <style:style style:name="T34" style:family="text">
      <style:text-properties fo:color="#ed1c24" fo:font-style="normal" style:font-style-asian="normal" style:font-style-complex="normal"/>
    </style:style>
    <style:style style:name="T35" style:family="text">
      <style:text-properties fo:color="#ed1c24" fo:font-style="normal" officeooo:rsid="0034b74d" style:font-style-asian="normal" style:font-style-complex="normal"/>
    </style:style>
    <style:style style:name="T36" style:family="text">
      <style:text-properties fo:color="#ed1c24" fo:font-style="normal" officeooo:rsid="0030802f" style:font-style-asian="normal" style:font-style-complex="normal"/>
    </style:style>
    <style:style style:name="T37" style:family="text">
      <style:text-properties fo:color="#ed1c24" fo:font-style="normal" officeooo:rsid="002d9162" style:font-style-asian="normal" style:font-style-complex="normal"/>
    </style:style>
    <style:style style:name="T38" style:family="text">
      <style:text-properties fo:color="#ed1c24" fo:font-style="normal" officeooo:rsid="0030be00" style:font-style-asian="normal" style:font-style-complex="normal"/>
    </style:style>
    <style:style style:name="T39" style:family="text">
      <style:text-properties fo:color="#ed1c24" fo:font-weight="bold" style:font-weight-asian="bold" style:font-weight-complex="bold"/>
    </style:style>
    <style:style style:name="T40" style:family="text">
      <style:text-properties fo:color="#ed1c24" officeooo:rsid="001aa99d"/>
    </style:style>
    <style:style style:name="T41" style:family="text">
      <style:text-properties officeooo:rsid="001d4c42"/>
    </style:style>
    <style:style style:name="T42" style:family="text">
      <style:text-properties officeooo:rsid="00149430"/>
    </style:style>
    <style:style style:name="T43" style:family="text">
      <style:text-properties officeooo:rsid="0021109c"/>
    </style:style>
    <style:style style:name="T44" style:family="text">
      <style:text-properties officeooo:rsid="0028d035"/>
    </style:style>
    <style:style style:name="T45" style:family="text">
      <style:text-properties officeooo:rsid="00298035"/>
    </style:style>
    <style:style style:name="T46" style:family="text">
      <style:text-properties officeooo:rsid="0029f860"/>
    </style:style>
    <style:style style:name="T47" style:family="text">
      <style:text-properties officeooo:rsid="002acd16"/>
    </style:style>
    <style:style style:name="T48" style:family="text">
      <style:text-properties officeooo:rsid="0030802f"/>
    </style:style>
    <style:style style:name="T49" style:family="text">
      <style:text-properties officeooo:rsid="002f1d89"/>
    </style:style>
    <style:style style:name="T50" style:family="text">
      <style:text-properties fo:color="#2a6099" fo:font-weight="bold" officeooo:rsid="0039ec4a" style:font-weight-asian="bold" style:font-weight-complex="bold"/>
    </style:style>
    <style:style style:name="T51" style:family="text">
      <style:text-properties fo:color="#2a6099" fo:font-weight="bold" officeooo:rsid="002780f9" style:font-weight-asian="bold" style:font-weight-complex="bold"/>
    </style:style>
    <style:style style:name="T52" style:family="text">
      <style:text-properties fo:color="#2a6099" fo:font-weight="bold" officeooo:rsid="002f1d89" style:font-weight-asian="bold" style:font-weight-complex="bold"/>
    </style:style>
    <style:style style:name="T53" style:family="text">
      <style:text-properties fo:color="#2a6099" fo:font-weight="bold" officeooo:rsid="0030be00" style:font-weight-asian="bold" style:font-weight-complex="bold"/>
    </style:style>
    <style:style style:name="T54" style:family="text">
      <style:text-properties fo:color="#2a6099" fo:font-weight="bold" officeooo:rsid="00327ed6" style:font-weight-asian="bold" style:font-weight-complex="bold"/>
    </style:style>
    <style:style style:name="T55" style:family="text">
      <style:text-properties officeooo:rsid="002780f9"/>
    </style:style>
    <style:style style:name="T56" style:family="text">
      <style:text-properties officeooo:rsid="00368c89"/>
    </style:style>
    <style:style style:name="T57" style:family="text">
      <style:text-properties fo:font-style="italic" style:font-style-asian="italic" style:font-style-complex="italic"/>
    </style:style>
    <style:style style:name="T58" style:family="text">
      <style:text-properties officeooo:rsid="00388aad"/>
    </style:style>
    <style:style style:name="T59" style:family="text">
      <style:text-properties style:font-name="Liberation Serif" fo:language="en" fo:country="US" fo:font-style="normal" officeooo:rsid="00388aad" style:font-name-asian="Liberation Serif1" style:font-size-asian="10.5pt" style:language-asian="de" style:country-asian="DE" style:font-style-asian="normal" style:font-name-complex="Liberation Serif1" style:language-complex="de" style:country-complex="DE" style:font-style-complex="normal"/>
    </style:style>
    <style:style style:name="T60" style:family="text">
      <style:text-properties style:font-name="Liberation Serif" fo:language="en" fo:country="US" fo:font-style="normal" officeooo:rsid="003b10da" style:font-name-asian="Liberation Serif1" style:font-size-asian="10.5pt" style:language-asian="de" style:country-asian="DE" style:font-style-asian="normal" style:font-name-complex="Liberation Serif1" style:language-complex="de" style:country-complex="DE" style:font-style-complex="normal"/>
    </style:style>
    <style:style style:name="T61" style:family="text">
      <style:text-properties officeooo:rsid="003c95a8"/>
    </style:style>
    <style:style style:name="T62" style:family="text">
      <style:text-properties officeooo:rsid="003e00d5"/>
    </style:style>
    <style:style style:name="T63" style:family="text">
      <style:text-properties officeooo:rsid="003eb9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43">UNIX</text:span> installation of the DISCUS/DIFFEV/KUPLOT/<text:span text:style-name="T46">REFINE</text:span> software</text:p>
      <text:p text:style-name="P22">Version 5.<text:span text:style-name="T4">99.19 and later</text:span></text:p>
      <text:p text:style-name="P22"/>
      <text:p text:style-name="P24"><text:span text:style-name="T23">1</text:span><text:span text:style-name="T22">. <text:tab/></text:span><text:span text:style-name="T20">Installation:</text:span></text:p>
      <text:p text:style-name="P24"/>
      <text:p text:style-name="P49"><text:span text:style-name="T23">1</text:span><text:span text:style-name="T22">.1. <text:tab/></text:span><text:span text:style-name="T21">One touch</text:span><text:span text:style-name="T20"> </text:span><text:span text:style-name="T21">i</text:span><text:span text:style-name="T20">nstallation</text:span> </text:p>
      <text:p text:style-name="P12"/>
      <text:p text:style-name="P25"><text:span text:style-name="T49">Download the installation script </text:span><text:span text:style-name="T50">bbb_install</text:span><text:span text:style-name="T51">_</text:span><text:span text:style-name="T53">script</text:span><text:span text:style-name="T51">.</text:span><text:span text:style-name="T54">sh</text:span><text:span text:style-name="T55"> from the DiffuseCode download site at: </text:span><text:a xlink:type="simple" xlink:href="https://github.com/tproffen/DiffuseCode/releases/" text:style-name="Internet_20_link" text:visited-style-name="Visited_20_Internet_20_Link"><text:span text:style-name="T52">https://github.com/tproffen/DiffuseCode/releases/</text:span></text:a><text:span text:style-name="T49">.</text:span></text:p>
      <text:p text:style-name="P31"/>
      <text:p text:style-name="P31"><text:span text:style-name="T46">Run this script, i</text:span>f necessary adjust the source path…</text:p>
      <text:p text:style-name="P42"/>
      <text:p text:style-name="P41"><text:span text:style-name="T24"><text:tab/></text:span><text:span text:style-name="T35">chmod u+x </text:span><text:span text:style-name="T36">$HOME/Downloads</text:span><text:span text:style-name="T34">/</text:span><text:span text:style-name="T36">bbb</text:span><text:span text:style-name="T37">_</text:span><text:span text:style-name="T36">install</text:span><text:span text:style-name="T37">_</text:span><text:span text:style-name="T38">script</text:span><text:span text:style-name="T34">.sh</text:span></text:p>
      <text:p text:style-name="P55"><text:span text:style-name="T24"><text:tab/></text:span><text:span text:style-name="T25">$HOME/Downloads</text:span><text:span text:style-name="T24">/</text:span><text:span text:style-name="T25">bbb</text:span><text:span text:style-name="T26">_</text:span><text:span text:style-name="T25">install</text:span><text:span text:style-name="T26">_</text:span><text:span text:style-name="T27">script</text:span><text:span text:style-name="T24">.sh</text:span></text:p>
      <text:p text:style-name="P42"/>
      <text:p text:style-name="P40"><text:span text:style-name="T48">The script</text:span> will ask for the type of installation (<text:span text:style-name="T48">globally for all users </text:span>into /usr/<text:span text:style-name="T24">local/bin or locally </text:span><text:span text:style-name="T25">into $HOME/bin</text:span><text:span text:style-name="T24">). If the script needs to install packages you will be asked for your password. If you do not have sudo rights, please ask your local administrator for help with the first installation. </text:span><text:span text:style-name="T25">On a LINUX distribution I recommend to install the discus_suite globally.</text:span></text:p>
      <text:p text:style-name="P45"/>
      <text:p text:style-name="P43">The script will create a local <text:span text:style-name="T48">installation </text:span>directory $HOME/DIFFUSE_INSTALL. For future work with the DISCUS_SUITE I suggest to use a different directory <text:span text:style-name="T47">for your macros and data</text:span>.</text:p>
      <text:p text:style-name="P43"/>
      <text:p text:style-name="P42">Once the installation is finished, open a new terminal/konsole and type </text:p>
      <text:p text:style-name="P42"/>
      <text:p text:style-name="P39"><text:span text:style-name="T24"><text:tab/></text:span><text:span text:style-name="T29">discus_suite</text:span></text:p>
      <text:p text:style-name="P42"/>
      <text:p text:style-name="P42">Enjoy! </text:p>
      <text:p text:style-name="P42"/>
      <text:p text:style-name="P46">Future updates can be run via the script <text:span text:style-name="T50">bbb_install</text:span><text:span text:style-name="T51">_</text:span><text:span text:style-name="T53">script</text:span><text:span text:style-name="T51">.</text:span><text:span text:style-name="T54">sh</text:span> or simply <text:span text:style-name="T61">from within </text:span>the discus_suite <text:span text:style-name="T61">with the command </text:span>command ‘<text:span text:style-name="T39">update</text:span>’, <text:span text:style-name="T61">to be issued at the top level</text:span>.</text:p>
      <text:p text:style-name="P46"/>
      <text:p text:style-name="P58"><text:span text:style-name="T59">Occasionally, an operating system update might </text:span><text:span text:style-name="T60">mess</text:span><text:span text:style-name="T59"> </text:span><text:span text:style-name="T60">up</text:span><text:span text:style-name="T59"> the links to dynamically linked libraries. In this case the pre-compiled version is likely not working for you any longer. To force a fresh compilation, change to your home directory and run the install script with optional parameters:</text:span></text:p>
      <text:p text:style-name="P47"/>
      <text:p text:style-name="P56"><text:span text:style-name="T24"><text:tab/></text:span><text:span text:style-name="T25">$HOME/Downloads</text:span><text:span text:style-name="T24">/</text:span><text:span text:style-name="T25">bbb</text:span><text:span text:style-name="T26">_</text:span><text:span text:style-name="T25">install</text:span><text:span text:style-name="T26">_</text:span><text:span text:style-name="T27">script</text:span><text:span text:style-name="T24">.sh </text:span><text:span text:style-name="T28">code=git install=local</text:span></text:p>
      <text:p text:style-name="P44"/>
      <text:p text:style-name="P44"><text:span text:style-name="T48">The </text:span><text:span text:style-name="T58">full scope of the optional parameters is:</text:span></text:p>
      <text:p text:style-name="P44"/>
      <text:p text:style-name="P47">code=pre<text:tab/><text:tab/>! Use a precompiled DISCUS version</text:p>
      <text:p text:style-name="P47">code=git<text:tab/><text:tab/>! Use the current source code released at GIThub</text:p>
      <text:p text:style-name="P47">code=archive.tar.gz<text:tab/>! Use the archive called “archive.tar.gz”, often something like</text:p>
      <text:p text:style-name="P47"><text:tab/><text:tab/><text:tab/>! DIFFUSE_CODE_v.6.0<text:span text:style-name="T62">6</text:span>.00.tar.gz</text:p>
      <text:p text:style-name="P47">install=fetch<text:tab/><text:tab/>! Get the latest installer from GIThub</text:p>
      <text:p text:style-name="P47">install=local<text:tab/><text:tab/>! Use the current installer</text:p>
      <text:p text:style-name="P47">install=archive.tar.gz<text:tab/><text:tab/>! Use the archive called “archive.tar.gz”, often something like</text:p>
      <text:p text:style-name="P47"><text:tab/><text:tab/><text:tab/>! DIFFUSE_INSTALL_local.tar.gz</text:p>
      <text:p text:style-name="P48">prepare=libraries<text:tab/>! Install and update libraries</text:p>
      <text:p text:style-name="P48">prepare=none<text:tab/><text:tab/>! Skip the check for new libraries</text:p>
      <text:p text:style-name="P59"><text:span text:style-name="T43">UNIX</text:span> installation of the DISCUS/DIFFEV/KUPLOT software</text:p>
      <text:p text:style-name="P21">Version <text:span text:style-name="T2">6</text:span>.<text:span text:style-name="T2">00</text:span></text:p>
      <text:p text:style-name="P3"/>
      <text:p text:style-name="P26">This step by step installation should really no longer be needed. If the installation according to step 1.1. fails on your Linux system, please drop us a mail and we’ll look into the issues. </text:p>
      <text:p text:style-name="P26"/>
      <text:p text:style-name="P27"><text:span text:style-name="T44">1. </text:span>Preparation:</text:p>
      <text:p text:style-name="P20">The compilation requires several libraries, especially their development versions, not all of them may be installed automatically. Especially Ubuntu leaves off many development versions.... Some of these libraries might be present on your system with different version numbers or slightly different names/paths, please be flexible:</text:p>
      <text:p text:style-name="P3"/>
      <text:p text:style-name="P3">libX11-devel<text:tab/><text:tab/>! X11 development library</text:p>
      <text:p text:style-name="P3">libm<text:tab/><text:tab/><text:tab/>! Usually installed</text:p>
      <text:p text:style-name="P3">libreadline6-<text:span text:style-name="T1">dev</text:span><text:tab/>! Needed for command editing</text:p>
      <text:p text:style-name="P3">libpng1<text:span text:style-name="T1">6</text:span>-devel<text:tab/>! PNG Graphics library <text:s/>currently version 1<text:span text:style-name="T1">6</text:span> </text:p>
      <text:p text:style-name="P3"><text:tab/><text:tab/><text:tab/>! <text:span text:style-name="T1">The current version is 16, but older versions seem to work fine</text:span></text:p>
      <text:p text:style-name="P3"><text:tab/><text:tab/><text:tab/>! <text:span text:style-name="T1">as well</text:span></text:p>
      <text:p text:style-name="P4">libpgplot<text:tab/><text:tab/>! <text:span text:style-name="T19">Might already be installed, Best left off, as the installation script </text:span></text:p>
      <text:p text:style-name="P5"><text:tab/><text:tab/><text:tab/>! does provide a version and installs it. </text:p>
      <text:p text:style-name="P3"><text:tab/><text:tab/><text:tab/>! See below </text:p>
      <text:p text:style-name="P4">OpenMP<text:tab/><text:tab/>! DIFFUSE needs this for parallel processing</text:p>
      <text:p text:style-name="P6">openmpi-dev<text:tab/><text:tab/>! DIFFUSE needs this for parallel processing</text:p>
      <text:p text:style-name="P6"/>
      <text:p text:style-name="P4">Optional Libraries</text:p>
      <text:p text:style-name="P3">Python</text:p>
      <text:p text:style-name="P7">mpich<text:tab/><text:tab/><text:tab/>! An alternative, OpenMP is preferred </text:p>
      <text:p text:style-name="P7"><text:tab/><text:tab/><text:tab/>! DIFFUSE needs this for parallel processing</text:p>
      <text:p text:style-name="P3">NeXuS<text:tab/><text:tab/>! In the future DISCUS will use this for 3D data</text:p>
      <text:p text:style-name="P3"/>
      <text:p text:style-name="P3">Mandatory development tools:</text:p>
      <text:p text:style-name="P3"><text:span text:style-name="T14">cmake, </text:span>ccmake, make</text:p>
      <text:p text:style-name="P3">gcc</text:p>
      <text:p text:style-name="P3">gfortran<text:tab/><text:tab/>! At least Version 4.6</text:p>
      <text:p text:style-name="P3"/>
      <text:p text:style-name="P9">As an example, with UBUNTU 16.04 or 18.04 use apt-get <text:span text:style-name="T4">or simply apt </text:span>to install packages:</text:p>
      <text:p text:style-name="P10">sudo apt-get install <text:span text:style-name="T4">build-essential</text:span></text:p>
      <text:p text:style-name="P9">sudo apt-get install libx11-dev</text:p>
      <text:p text:style-name="P9">sudo apt-get install lib<text:span text:style-name="T2">x</text:span>mu-dev</text:p>
      <text:p text:style-name="P11">sudo apt-get install <text:span text:style-name="T2">xterm</text:span></text:p>
      <text:p text:style-name="P11">sudo apt-get install <text:span text:style-name="T2">fonts-dejavu</text:span></text:p>
      <text:p text:style-name="P9">sudo apt-get install libreadline-dev</text:p>
      <text:p text:style-name="P9">sudo apt-get install libopenmpi-dev</text:p>
      <text:p text:style-name="P9">sudo apt-get install openmpi-bin</text:p>
      <text:p text:style-name="P9">sudo apt-get install gfortran</text:p>
      <text:p text:style-name="P11">sudo apt-get install g<text:span text:style-name="T2">++</text:span></text:p>
      <text:p text:style-name="P26">sudo apt-get install libhdf5-dev</text:p>
      <text:p text:style-name="P11">sudo apt-get install cmake</text:p>
      <text:p text:style-name="P9">sudo apt-get install cmake-curses-gui</text:p>
      <text:p text:style-name="P11">sudo apt-get install c<text:span text:style-name="T2">url</text:span></text:p>
      <text:p text:style-name="P11"><text:soft-page-break/>sudo apt-get install c<text:span text:style-name="T2">hrpath</text:span></text:p>
      <text:p text:style-name="P11">sudo apt-get install <text:span text:style-name="T2">psmisc</text:span></text:p>
      <text:p text:style-name="P11">sudo apt-get install <text:span text:style-name="T2">ghostscript</text:span></text:p>
      <text:p text:style-name="P11">sudo apt-get install <text:span text:style-name="T2">qpdfview</text:span></text:p>
      <text:p text:style-name="P11">sudo apt-get install <text:span text:style-name="T2">jmol</text:span></text:p>
      <text:p text:style-name="P11"/>
      <text:p text:style-name="P23">As of Ubuntu 18.04 Open Java should be installed with the default system installation.</text:p>
      <text:p text:style-name="P28"/>
      <text:p text:style-name="P29"/>
      <text:p text:style-name="P27"><text:span text:style-name="T44">2. Individual manual </text:span>Installation:</text:p>
      <text:p text:style-name="P26"/>
      <text:p text:style-name="P13">Download the latest source code archive from GitHUB at:</text:p>
      <text:p text:style-name="P13">github.com/tproffen/DiffuseCode/releases</text:p>
      <text:p text:style-name="P13">The archive is called DiffuseCode-<text:span text:style-name="T45">v</text:span>V.M.P.tar.gz, where V.M.P stands for the major Version, the Minor version and the Patch numbers, currently <text:span text:style-name="T56">6</text:span>.<text:span text:style-name="T56">00</text:span>.<text:span text:style-name="T56">00</text:span></text:p>
      <text:p text:style-name="P14"><text:span text:style-name="T15">C</text:span>opy the source code archive to a suitable directory and unpack:</text:p>
      <text:p text:style-name="P3"/>
      <text:p text:style-name="P52">mkdir -p $HOME/develop</text:p>
      <text:p text:style-name="P52">cp D<text:span text:style-name="T15">iffuseCode-v5.99.13</text:span>.tar.gz $HOME/develop</text:p>
      <text:p text:style-name="P52">cd $HOME/develop</text:p>
      <text:p text:style-name="P52">tar -zxf <text:s/>D<text:span text:style-name="T15">iffuseCode-v5.99.13</text:span>.tar.gz</text:p>
      <text:p text:style-name="P3"/>
      <text:p text:style-name="P3">create a „build“ directory, and change to build directory:</text:p>
      <text:p text:style-name="P3"/>
      <text:p text:style-name="P52">mkdir -p $HOME/develop/DiffuseBuild</text:p>
      <text:p text:style-name="P52">cd $HOME/develop/DiffuseBuild</text:p>
      <text:p text:style-name="P3"/>
      <text:p text:style-name="P3">execute ccmake with source code directory as parameter.</text:p>
      <text:p text:style-name="P3">ccmake should open a graphical interface:</text:p>
      <text:p text:style-name="P3"/>
      <text:p text:style-name="P52">ccmake ../DiffuseCode-<text:span text:style-name="T45">v5.99.13/</text:span></text:p>
      <text:p text:style-name="P3"/>
      <text:p text:style-name="P3">ccmake operates mostly via one letter commands, the main are:</text:p>
      <text:p text:style-name="P3">c<text:tab/>for configure</text:p>
      <text:p text:style-name="P3">e<text:tab/>exit the message screen</text:p>
      <text:p text:style-name="P3">g<text:tab/>to generate the make files and exit ccmake </text:p>
      <text:p text:style-name="P3"/>
      <text:p text:style-name="P3">In ccmake toggle OFF the options:</text:p>
      <text:p text:style-name="P3">DIFFUSE_PYTHON, DISCUS_CUDA, DISCUS_NEXUS, DISCUS_OMP</text:p>
      <text:p text:style-name="P3"/>
      <text:p text:style-name="P15">In ccmake toggle <text:span text:style-name="T1">ON</text:span> the options:</text:p>
      <text:p text:style-name="P15">DIFFEV_MPI</text:p>
      <text:p text:style-name="P15"/>
      <text:p text:style-name="P3">press „t“ to toggle to advanced mode. Go down with cursor and inspect pgplot settings</text:p>
      <text:p text:style-name="P3">they should point to the directory in which the pgplot library is found:</text:p>
      <text:p text:style-name="P3">/usr/local/pgplot OR may be: /usr/local/lib64/pgplot <text:s/></text:p>
      <text:p text:style-name="P3"/>
      <text:p text:style-name="P16">The pgplot library need at least the following files in this directory:</text:p>
      <text:p text:style-name="P16">grfont.dat</text:p>
      <text:p text:style-name="P16">libcpgplot.a <text:s/>or libpgplot.so</text:p>
      <text:p text:style-name="P16"><text:soft-page-break/>libpgplot.a or libpgplot.so</text:p>
      <text:p text:style-name="P16">pgxwin_server</text:p>
      <text:p text:style-name="P16">Especially if you use a pgplot installation provided by the linux system, these files might be in different directories. It might be best to create a directory </text:p>
      <text:p text:style-name="P16">/usr/local/pgplot</text:p>
      <text:p text:style-name="P16">and to copy these files into this directory or to create symbolic links within this directory that point to the actual files.</text:p>
      <text:p text:style-name="P16"/>
      <text:p text:style-name="P3"/>
      <text:p text:style-name="P3">To edit an entry <text:span text:style-name="T16">within ccmake </text:span>hit the „Enter key“ then type or change text.</text:p>
      <text:p text:style-name="P3"/>
      <text:p text:style-name="P3">ccmake wants an entry for „CMAKE_BUILD_TYPE“, edit this field ad leave it blank.</text:p>
      <text:p text:style-name="P3"/>
      <text:p text:style-name="P3">Once done hit „c“ to configure ccmake</text:p>
      <text:p text:style-name="P3">You will get an info screen with hopefully no error messages.</text:p>
      <text:p text:style-name="P3">If errors are listed, type „e“ and then „q“ and fix the error</text:p>
      <text:p text:style-name="P3"/>
      <text:p text:style-name="P3">If no errors occur hit „e“ to leave the info screen</text:p>
      <text:p text:style-name="P3">Hit „g“ to generate the actual make files and to exit ccmake</text:p>
      <text:p text:style-name="P3"/>
      <text:p text:style-name="P3">then you need to compile the program, type without options</text:p>
      <text:p text:style-name="P3"/>
      <text:p text:style-name="P52">make</text:p>
      <text:p text:style-name="P3"/>
      <text:p text:style-name="P3">If this worked out without error messages you can install DISCUS, DIFFEV etc.</text:p>
      <text:p text:style-name="P3">Our default installation directory is /usr/local/bin thus you can:</text:p>
      <text:p text:style-name="P3">A) do it with „sudo“</text:p>
      <text:p text:style-name="P3">B) Change the ownership of /usr/local to your own account: </text:p>
      <text:p text:style-name="P3"/>
      <text:p text:style-name="P3">A)</text:p>
      <text:p text:style-name="P52">sudo make install</text:p>
      <text:p text:style-name="P53">sudo cp suite/prog/discus_suite /<text:span text:style-name="T24">usr</text:span><text:span text:style-name="T57">/</text:span><text:span text:style-name="T24">local/bin</text:span></text:p>
      <text:p text:style-name="P3"/>
      <text:p text:style-name="P3">B)</text:p>
      <text:p text:style-name="P52">sudo chown -R /usr/local <text:s/>your_user_name</text:p>
      <text:p text:style-name="P52">make install</text:p>
      <text:p text:style-name="P3"/>
      <text:p text:style-name="P17">With UBUNTU the style B) seems to create issues with other packages and is discouraged.</text:p>
      <text:p text:style-name="P3"/>
      <text:p text:style-name="P3">To clean up type </text:p>
      <text:p text:style-name="P3"/>
      <text:p text:style-name="P3"><text:span text:style-name="T6">make clean</text:span> </text:p>
      <text:p text:style-name="P3"/>
      <text:p text:style-name="P3">for the on-line help to work, a couple of environment variables should be set:</text:p>
      <text:p text:style-name="P3"/>
      <text:p text:style-name="P3">PGPLOT_DIR=“/usr/local/pgplot“; export PGPLOT_DIR</text:p>
      <text:p text:style-name="P3">PGPLOT_DEV=“/XSERVE“; export PGPLOT_DEV</text:p>
      <text:p text:style-name="P18">PGPLOT_<text:span text:style-name="T41">FONT</text:span>=“/<text:span text:style-name="T41">usr/local/pgplot/grfont.dat</text:span>“; export PGPLOT_<text:span text:style-name="T41">FONT</text:span></text:p>
      <text:p text:style-name="P18"/>
      <text:p text:style-name="P18">define these within $HOME/.bashrc.local if a „bash“ is used.</text:p>
      <text:p text:style-name="P3"><text:soft-page-break/></text:p>
      <text:p text:style-name="P3"/>
      <text:p text:style-name="P59"/>
      <text:p text:style-name="P3"/>
      <text:p text:style-name="P27"><text:span text:style-name="T44">4. </text:span>PGPLOT Library</text:p>
      <text:p text:style-name="P3"/>
      <text:p text:style-name="P3">With Ubuntu the PGPLOT library can be installed using the package manager but needs fine tuning. On other systems you might have to install the PGPLOT library locally.</text:p>
      <text:p text:style-name="P3"/>
      <text:p text:style-name="P3">PGPLOT library needs the files:</text:p>
      <text:p text:style-name="P3">libpgplot.a</text:p>
      <text:p text:style-name="P3">libpgplot.so</text:p>
      <text:p text:style-name="P3">grfont.dat</text:p>
      <text:p text:style-name="P3">pgxwin_server</text:p>
      <text:p text:style-name="P3"/>
      <text:p text:style-name="P3">in the directory under the PGPLOT_INCLUDE_DIR entry in ccmake you need the files:</text:p>
      <text:p text:style-name="P3">cpgplot.h</text:p>
      <text:p text:style-name="P3">grpckg1.inc</text:p>
      <text:p text:style-name="P3">pgplot.inc</text:p>
      <text:p text:style-name="P3">pgxwin_server</text:p>
      <text:p text:style-name="P3"/>
      <text:p text:style-name="P60"/>
      <text:p text:style-name="P3"/>
      <text:p text:style-name="P3">Manual installation of LIBPGPLOT:</text:p>
      <text:p text:style-name="P3"/>
      <text:p text:style-name="P30"/>
      <text:p text:style-name="P30">Make /usr/local your own, <text:span text:style-name="T17">or proceed throughout with sudo. This is best on an UBUNTU system, as a change of ownership seems to interfere with other packages and their updates…. Changing the ownership is not an issue with SuSe</text:span></text:p>
      <text:p text:style-name="P30"/>
      <text:p text:style-name="P50"><text:tab/><text:tab/><text:span text:style-name="T33">NOT on UBUNTU:</text:span><text:tab/>sudo chown -R your_user_name /usr/local </text:p>
      <text:p text:style-name="P30"/>
      <text:p text:style-name="P30">INSTALL <text:s text:c="2"/>x11-dev, libreadline6, libpng, libpng-dev</text:p>
      <text:p text:style-name="P30"/>
      <text:p text:style-name="P32">I made small adjustments to the PGPl<text:span text:style-name="T56">OT</text:span> library to ease the installation on a linux system. Please <text:span text:style-name="T19">use the archive </text:span><text:span text:style-name="T10"><text:s/>https://github.com/rneder/DiffuseSuplement/releases/</text:span><text:span text:style-name="T13">v.1.0.0/DIFFUSE_CODE_pgplot</text:span><text:span text:style-name="T10">.tar.gz</text:span> <text:span text:style-name="T32">from GITHUB </text:span>alon<text:span text:style-name="T33">g</text:span> with the DIFFUSE source code. The following instructions apply to this version.</text:p>
      <text:p text:style-name="P33"/>
      <text:p text:style-name="P34">copy <text:span text:style-name="T10">DI</text:span><text:span text:style-name="T13">FFUSE_CODE_pgplot</text:span><text:span text:style-name="T10">.tar.gz </text:span><text:s/>to <text:span text:style-name="T32">your home directory and unpack:</text:span></text:p>
      <text:p text:style-name="P34"/>
      <text:p text:style-name="P2">cp <text:s/><text:span text:style-name="T42">DIFFUSE_CODE_pgplot.tar.gz </text:span>$HOME</text:p>
      <text:p text:style-name="P2">tar -zxf <text:s/><text:span text:style-name="T42">DIFFUSE_CODE_pgplot.tar.gz</text:span></text:p>
      <text:p text:style-name="P34"/>
      <text:p text:style-name="P34"><text:span text:style-name="T32">You will have a good template for the pgplot installation within the directory </text:span><text:span text:style-name="T40">pgplot</text:span><text:span text:style-name="T32">. See the directories </text:span><text:span text:style-name="T30">pgplot</text:span><text:span text:style-name="T32"> and </text:span><text:span text:style-name="T30">src/pgplot</text:span><text:span text:style-name="T32"> after you unpack </text:span><text:span text:style-name="T30">DI</text:span><text:span text:style-name="T31">FFUSE_CODE_pgplot</text:span><text:span text:style-name="T32">. </text:span></text:p>
      <text:p text:style-name="P57"/>
      <text:p text:style-name="P54"><text:span text:style-name="T17">F</text:span>or a fully manual installation do:</text:p>
      <text:p text:style-name="P54"/>
      <text:p text:style-name="P35"><text:span text:style-name="T7">sudo </text:span><text:span text:style-name="T8">mkdir -p /</text:span><text:span text:style-name="T11">usr/</text:span><text:span text:style-name="T9">local/src</text:span></text:p>
      <text:p text:style-name="P35"><text:span text:style-name="T8">sudo</text:span><text:span text:style-name="T7"> </text:span><text:span text:style-name="T6">cp <text:s/>-</text:span><text:span text:style-name="T12">r <text:s/>src/</text:span><text:span text:style-name="T6">pgplot /usr/local/src</text:span> </text:p>
      <text:p text:style-name="P30"/>
      <text:p text:style-name="P30"><text:soft-page-break/>Create pgplot directory</text:p>
      <text:p text:style-name="P30"/>
      <text:p text:style-name="P50"><text:span text:style-name="T17">sudo </text:span>mkdir /usr/local/pgplot</text:p>
      <text:p text:style-name="P50">cd /usr/local/pgplot</text:p>
      <text:p text:style-name="P30"/>
      <text:p text:style-name="P30">Copy your drivers.list to /usr/local/pgplot</text:p>
      <text:p text:style-name="P30"/>
      <text:p text:style-name="P50"><text:span text:style-name="T17">sudo </text:span>cp /<text:span text:style-name="T17">usr/local/src/pgplot</text:span>/drivers.list /usr/local/pgplot</text:p>
      <text:p text:style-name="P30"/>
      <text:p text:style-name="P36">Edit drivers.list and uncomment any driver you need. The DISCUS_SUITE needs at least </text:p>
      <text:p text:style-name="P36"><text:s text:c="2"/>NUDRIV</text:p>
      <text:p text:style-name="P36"><text:s text:c="2"/>PSDRIV 1 to 4</text:p>
      <text:p text:style-name="P36"><text:s text:c="2"/>PNDRIV 1</text:p>
      <text:p text:style-name="P36"><text:s text:c="2"/>XWDRIV <text:s/>1 and 2</text:p>
      <text:p text:style-name="P36"/>
      <text:p text:style-name="P30">Create makefile:</text:p>
      <text:p text:style-name="P30"/>
      <text:p text:style-name="P50">cd /usr/local/pgplot</text:p>
      <text:p text:style-name="P50"><text:span text:style-name="T17">sudo </text:span>/usr/local/src/pgplot/makemake /usr/local/src/pgplot linux <text:span text:style-name="T18">g</text:span>f<text:span text:style-name="T18">ortran</text:span>_gcc</text:p>
      <text:p text:style-name="P30"/>
      <text:p text:style-name="P33">ONLY if you have the older version pgplot.5.2.tar.gz, do the following instead:</text:p>
      <text:p text:style-name="P37"/>
      <text:p text:style-name="P51"><text:tab/>cd /usr/local/pgplot</text:p>
      <text:p text:style-name="P51"><text:span text:style-name="T17"><text:tab/>sudo </text:span>/usr/local/src/pgplot/makemake /usr/local/src/pgplot linux f77_gcc</text:p>
      <text:p text:style-name="P33"/>
      <text:p text:style-name="P30"><text:tab/>Edit makefile</text:p>
      <text:p text:style-name="P30"><text:tab/>change line 25 and 26 to:</text:p>
      <text:p text:style-name="P30"><text:tab/>25: <text:s/>FCOMPL=gfortran</text:p>
      <text:p text:style-name="P30"><text:tab/>26: <text:s/>FFLAGC=-ffixed-form -ffixed-line-length-none -u -Wall -fPIC -O</text:p>
      <text:p text:style-name="P30"/>
      <text:p text:style-name="P30"><text:tab/>48: Remove "-lf2c"</text:p>
      <text:p text:style-name="P30"/>
      <text:p text:style-name="P30"><text:tab/>Copy line 875(?), change to</text:p>
      <text:p text:style-name="P30"><text:tab/>pndriv.o:</text:p>
      <text:p text:style-name="P30"/>
      <text:p text:style-name="P30"><text:tab/>Exit makefile</text:p>
      <text:p text:style-name="P30"/>
      <text:p text:style-name="P30">run makefile with: </text:p>
      <text:p text:style-name="P30"/>
      <text:p text:style-name="P50"><text:span text:style-name="T17">sudo </text:span>make</text:p>
      <text:p text:style-name="P50"><text:span text:style-name="T17">sudo </text:span>make cpg</text:p>
      <text:p text:style-name="P50"><text:span text:style-name="T17">sudo </text:span>make clean</text:p>
      <text:p text:style-name="P30"/>
      <text:p text:style-name="P30">If you use the „bash“ then </text:p>
      <text:p text:style-name="P30"/>
      <text:p text:style-name="P30">edit /etc/profile.d/profile.local to contain:</text:p>
      <text:p text:style-name="P30"/>
      <text:p text:style-name="P30">PGPLOT_DIR=/usr/local/pgplot</text:p>
      <text:p text:style-name="P30">#PGPLOT_DEV=/XSERVE</text:p>
      <text:p text:style-name="P30">PGPLOT_DEV=/XWINDOW</text:p>
      <text:p text:style-name="P38"><text:soft-page-break/>PGPLOT_FONT=/usr/local/pgplot/grfont.dat</text:p>
      <text:p text:style-name="P30">export PGPLOT_DIR</text:p>
      <text:p text:style-name="P30">export PGPLOT_DEV</text:p>
      <text:p text:style-name="P38">export PGPLOT_FONT</text:p>
      <text:p text:style-name="P30"/>
      <text:p text:style-name="P30">Edit your local ".basrc", add at end:</text:p>
      <text:p text:style-name="P30">source /etc/profile.d/profile.local</text:p>
      <text:p text:style-name="P30"/>
      <text:p text:style-name="P30">Alternatively you can of course edit your local .bashrc.local .</text:p>
      <text:p text:style-name="P30"/>
      <text:p text:style-name="P19">Note on current releases of png_dev libpng16 and later. As the file pngconf has been modified, you might get an error while compiling file pndriv.c. If this occurs, please edit pndriv.c in the folder drivers and comment lines 225 to 233.</text:p>
      <text:p text:style-name="P19"/>
      <text:p text:style-name="P8">Finally run one or more of the pdgemo programs to verify that the installation proceeded properly. Sometimes, if graphics libraries are missing, the PGPLOT make file seems to quietly turn off the corresponding driver in drivers.list. In this case verify that you have installed the required graphics libraries, especially in their “devel” version. Make sure you edit drivers.list again befor<text:span text:style-name="T5">e</text:span> compiling the pgplot library.</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630b1"/>
    </style:style>
    <style:style style:name="MT1" style:family="text">
      <style:text-properties officeooo:rsid="001630b1"/>
    </style:style>
    <style:style style:name="MT2" style:family="text">
      <style:text-properties officeooo:rsid="0035e083"/>
    </style:style>
    <style:style style:name="MT3" style:family="text">
      <style:text-properties officeooo:rsid="003eb9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Discus Installation Linux; Version </text:span><text:span text:style-name="MT2">6</text:span><text:span text:style-name="MT1">.</text:span><text:span text:style-name="MT2">0</text:span><text:span text:style-name="MT3">8</text:span><text:span text:style-name="MT1"><text:tab/></text:span><text:span text:style-name="MT1"><text:page-number text:select-page="current">8</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4-10-15T09:47:25</meta:creation-date>
    <dc:date>2021-10-08T12:09:06.598257271</dc:date>
    <meta:editing-duration>PT6H16M22S</meta:editing-duration>
    <meta:editing-cycles>54</meta:editing-cycles>
    <meta:generator>LibreOffice/6.4.7.2$Linux_X86_64 LibreOffice_project/40$Build-2</meta:generator>
    <dc:creator>Reinhard Neder</dc:creator>
    <meta:document-statistic meta:table-count="0" meta:image-count="0" meta:object-count="0" meta:page-count="8" meta:paragraph-count="201" meta:word-count="1505" meta:character-count="10514" meta:non-whitespace-character-count="9110"/>
  </office:meta>
</office:document-meta>
</file>